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="Line_20_Arrow" draw:marker-start-width="0.229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_20__28_var_29_"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_20__28_var_29_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5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3" style:family="paragraph">
      <style:text-properties fo:color="#ff0000"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color="#000000" fo:font-size="14pt" style:font-size-asian="14pt" style:font-size-complex="14pt"/>
    </style:style>
    <style:style style:name="P5" style:family="paragraph">
      <style:text-properties fo:color="#000000"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color="#0000ff" fo:font-size="14pt" style:font-size-asian="14pt" style:font-size-complex="14pt"/>
    </style:style>
    <style:style style:name="P7" style:family="paragraph">
      <style:text-properties fo:color="#0000ff" fo:font-size="14pt" style:font-size-asian="14pt" style:font-size-complex="14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color="#0000ff"/>
    </style:style>
    <style:style style:name="P10" style:family="paragraph">
      <style:paragraph-properties fo:margin-left="0cm" fo:margin-right="0cm" fo:text-indent="0cm"/>
      <style:text-properties fo:color="#ff0000"/>
    </style:style>
    <style:style style:name="P11" style:family="paragraph">
      <style:text-properties fo:color="#ff0000"/>
    </style:style>
    <style:style style:name="P12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13" style:family="paragraph">
      <style:text-properties fo:font-style="italic" style:font-style-asian="italic" style:font-style-complex="italic"/>
    </style:style>
    <style:style style:name="T1" style:family="text">
      <style:text-properties fo:color="#ff0000" fo:font-family="Symbol" fo:font-size="14pt" style:font-size-asian="14pt" style:font-size-complex="14pt"/>
    </style:style>
    <style:style style:name="T2" style:family="text">
      <style:text-properties fo:color="#ff0000" style:text-position="-33% 58%" fo:font-size="14pt" style:font-size-asian="14pt" style:font-size-complex="14pt"/>
    </style:style>
    <style:style style:name="T3" style:family="text">
      <style:text-properties fo:color="#000000" fo:font-family="Symbol" fo:font-size="14pt" style:font-size-asian="14pt" style:font-size-complex="14pt"/>
    </style:style>
    <style:style style:name="T4" style:family="text">
      <style:text-properties fo:color="#000000" style:text-position="-33% 58%" fo:font-size="14pt" style:font-size-asian="14pt" style:font-size-complex="14pt"/>
    </style:style>
    <style:style style:name="T5" style:family="text">
      <style:text-properties fo:color="#0000ff" fo:font-family="Symbol" fo:font-size="14pt" style:font-size-asian="14pt" style:font-size-complex="14pt"/>
    </style:style>
    <style:style style:name="T6" style:family="text">
      <style:text-properties fo:color="#0000ff" style:text-position="-33% 58%" fo:font-size="14pt" style:font-size-asian="14pt" style:font-size-complex="14pt"/>
    </style:style>
    <style:style style:name="T7" style:family="text">
      <style:text-properties fo:color="#0000ff"/>
    </style:style>
    <style:style style:name="T8" style:family="text">
      <style:text-properties fo:color="#ff0000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-33% 58%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family="Symbo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8cm" svg:y1="1.867cm" svg:x2="3.128cm" svg:y2="7.342cm">
          <text:p text:style-name="P8"/>
        </draw:line>
        <draw:line draw:style-name="gr1" draw:text-style-name="P1" draw:layer="layout" svg:x1="10.522cm" svg:y1="7.342cm" svg:x2="3.114cm" svg:y2="7.357cm">
          <text:p text:style-name="P8"/>
        </draw:line>
        <draw:line draw:style-name="gr2" draw:text-style-name="P1" draw:layer="layout" svg:x1="7.601cm" svg:y1="3.884cm" svg:x2="10.789cm" svg:y2="3.87cm">
          <text:p text:style-name="P8"/>
        </draw:line>
        <draw:line draw:style-name="gr3" draw:text-style-name="P1" draw:layer="layout" svg:x1="4.82cm" svg:y1="4.971cm" svg:x2="3.945cm" svg:y2="7.328cm">
          <text:p text:style-name="P8"/>
        </draw:line>
        <draw:line draw:style-name="gr4" draw:text-style-name="P1" draw:layer="layout" svg:x1="3.593cm" svg:y1="3.884cm" svg:x2="7.601cm" svg:y2="3.871cm">
          <text:p text:style-name="P8"/>
        </draw:line>
        <draw:line draw:style-name="gr5" draw:text-style-name="P1" draw:layer="layout" svg:x1="10.553cm" svg:y1="2.743cm" svg:x2="7.703cm" svg:y2="3.83cm">
          <text:p text:style-name="P8"/>
        </draw:line>
        <draw:line draw:style-name="gr6" draw:text-style-name="P1" draw:layer="layout" svg:x1="6.006cm" svg:y1="1.979cm" svg:x2="4.818cm" svg:y2="4.981cm">
          <text:p text:style-name="P8"/>
        </draw:line>
        <draw:frame draw:style-name="gr7" draw:text-style-name="P3" draw:layer="layout" svg:width="1.472cm" svg:height="0.979cm" draw:transform="rotate (0.375594855029109) translate (5.414cm 4.561cm)">
          <draw:text-box>
            <text:p text:style-name="P2"><text:span text:style-name="T1">m</text:span><text:span text:style-name="T2">liquid</text:span></text:p>
          </draw:text-box>
        </draw:frame>
        <draw:line draw:style-name="gr8" draw:text-style-name="P1" draw:layer="layout" svg:x1="7.686cm" svg:y1="3.869cm" svg:x2="4.836cm" svg:y2="4.956cm">
          <text:p text:style-name="P8"/>
        </draw:line>
        <draw:line draw:style-name="gr5" draw:text-style-name="P1" draw:layer="layout" svg:x1="4.792cm" svg:y1="4.971cm" svg:x2="3.226cm" svg:y2="5.592cm">
          <text:p text:style-name="P8"/>
        </draw:line>
        <draw:frame draw:style-name="gr7" draw:text-style-name="P5" draw:layer="layout" svg:width="1.252cm" svg:height="0.979cm" draw:transform="rotate (1.15488436604443) translate (3.415cm 6.035cm)">
          <draw:text-box>
            <text:p text:style-name="P4"><text:span text:style-name="T3">m</text:span><text:span text:style-name="T4">gas</text:span></text:p>
          </draw:text-box>
        </draw:frame>
        <draw:frame draw:style-name="gr7" draw:text-style-name="P7" draw:layer="layout" svg:width="1.387cm" svg:height="0.979cm" draw:transform="rotate (-0.00837758041075822) translate (8.548cm 3.624cm)">
          <draw:text-box>
            <text:p text:style-name="P6"><text:span text:style-name="T5">m</text:span><text:span text:style-name="T6">solid</text:span></text:p>
          </draw:text-box>
        </draw:frame>
        <draw:line draw:style-name="gr9" draw:text-style-name="P1" draw:layer="layout" svg:x1="4.834cm" svg:y1="4.984cm" svg:x2="4.82cm" svg:y2="7.313cm">
          <text:p text:style-name="P8"/>
        </draw:line>
        <draw:line draw:style-name="gr9" draw:text-style-name="P1" draw:layer="layout" svg:x1="7.65cm" svg:y1="3.884cm" svg:x2="7.643cm" svg:y2="7.313cm">
          <text:p text:style-name="P8"/>
        </draw:line>
        <draw:frame draw:style-name="gr7" draw:text-style-name="P9" draw:layer="layout" svg:width="1.912cm" svg:height="0.962cm" svg:x="7.94cm" svg:y="5.804cm">
          <draw:text-box>
            <text:p text:style-name="P8"><text:span text:style-name="T7">Solid</text:span></text:p>
          </draw:text-box>
        </draw:frame>
        <draw:frame draw:style-name="gr7" draw:text-style-name="P11" draw:layer="layout" svg:width="2.195cm" svg:height="0.962cm" svg:x="5.124cm" svg:y="5.812cm">
          <draw:text-box>
            <text:p text:style-name="P10"><text:span text:style-name="T8">Liquid</text:span></text:p>
          </draw:text-box>
        </draw:frame>
        <draw:frame draw:style-name="gr10" draw:text-style-name="P12" draw:layer="layout" svg:width="0.798cm" svg:height="2.015cm" svg:x="3.125cm" svg:y="5.457cm">
          <draw:text-box>
            <text:p text:style-name="P12"><text:span text:style-name="T9">g</text:span></text:p>
            <text:p text:style-name="P12"><text:span text:style-name="T9">a</text:span></text:p>
            <text:p text:style-name="P12"><text:span text:style-name="T9">s</text:span></text:p>
          </draw:text-box>
        </draw:frame>
        <draw:frame draw:style-name="gr7" draw:text-style-name="P13" draw:layer="layout" svg:width="1.23cm" svg:height="1.114cm" svg:x="7.191cm" svg:y="7.593cm">
          <draw:text-box>
            <text:p text:style-name="P8"><text:span text:style-name="T10">P</text:span><text:span text:style-name="T11">m</text:span></text:p>
          </draw:text-box>
        </draw:frame>
        <draw:frame draw:style-name="gr7" draw:text-style-name="P13" draw:layer="layout" svg:width="1.128cm" svg:height="1.114cm" svg:x="4.391cm" svg:y="7.593cm">
          <draw:text-box>
            <text:p text:style-name="P8"><text:span text:style-name="T10">P</text:span><text:span text:style-name="T11">b</text:span></text:p>
          </draw:text-box>
        </draw:frame>
        <draw:frame draw:style-name="gr7" draw:text-style-name="P13" draw:layer="layout" svg:width="0.925cm" svg:height="0.962cm" svg:x="10.146cm" svg:y="7.407cm">
          <draw:text-box>
            <text:p text:style-name="P8"><text:span text:style-name="T12">P</text:span></text:p>
          </draw:text-box>
        </draw:frame>
        <draw:frame draw:style-name="gr7" draw:layer="layout" svg:width="1.713cm" svg:height="1.081cm" svg:x="1.213cm" svg:y="1.72cm">
          <draw:text-box>
            <text:p text:style-name="P8"><text:span text:style-name="T13">m</text:span>(<text:span text:style-name="T12">P</text:span>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6-05T13:24:55</meta:creation-date>
    <dc:creator>Jussi Eloranta</dc:creator>
    <dc:date>2008-06-06T08:57:56</dc:date>
    <meta:editing-cycles>25</meta:editing-cycles>
    <meta:editing-duration>PT19H33M3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